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ld Standard TT" svg:font-family="'Old Standard TT'"/>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style:font-size-asian="18pt" style:font-size-complex="18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margin-left="0.25in" fo:margin-right="0in" fo:text-indent="0in" style:auto-text-indent="false"/>
      <style:text-properties fo:font-size="12pt" fo:font-weight="bold" style:font-size-asian="12pt" style:font-weight-asian="bold" style:font-size-complex="12pt"/>
    </style:style>
    <style:style style:name="P4" style:family="paragraph" style:parent-style-name="List_20_Paragraph">
      <style:paragraph-properties fo:margin-left="1in" fo:margin-right="0in" fo:text-indent="0in" style:auto-text-indent="false"/>
      <style:text-properties fo:font-size="12pt" style:font-size-asian="12pt" style:font-size-complex="12pt"/>
    </style:style>
    <style:style style:name="P5" style:family="paragraph" style:parent-style-name="List_20_Paragraph">
      <style:text-properties fo:font-size="12pt" fo:font-weight="bold" style:font-size-asian="12pt" style:font-weight-asian="bold" style:font-size-complex="12pt"/>
    </style:style>
    <style:style style:name="P6" style:family="paragraph" style:parent-style-name="List_20_Paragraph">
      <style:text-properties fo:font-size="12pt" fo:font-weight="bold" officeooo:rsid="0017af38" officeooo:paragraph-rsid="0017af38" style:font-size-asian="12pt" style:font-weight-asian="bold" style:font-size-complex="12pt"/>
    </style:style>
    <style:style style:name="P7" style:family="paragraph" style:parent-style-name="Standard" style:master-page-name="Standard">
      <style:paragraph-properties style:page-number="auto"/>
      <style:text-properties fo:font-size="18pt" style:text-underline-style="solid" style:text-underline-width="auto" style:text-underline-color="font-color" style:font-size-asian="18pt" style:font-size-complex="18pt"/>
    </style:style>
    <style:style style:name="P8" style:family="paragraph" style:parent-style-name="List_20_Paragraph" style:list-style-name="WWNum4">
      <style:text-properties fo:font-size="12pt" fo:font-weight="bold" style:font-size-asian="12pt" style:font-weight-asian="bold" style:font-size-complex="12pt"/>
    </style:style>
    <style:style style:name="P9" style:family="paragraph" style:parent-style-name="List_20_Paragraph" style:list-style-name="WWNum7">
      <style:text-properties fo:font-size="12pt" style:text-underline-style="none" fo:font-weight="normal" officeooo:rsid="001b0b76" style:font-size-asian="12pt" style:font-weight-asian="normal" style:font-size-complex="12pt" style:font-weight-complex="normal"/>
    </style:style>
    <style:style style:name="P10" style:family="paragraph" style:parent-style-name="List_20_Paragraph" style:list-style-name="WWNum7">
      <style:text-properties fo:font-size="12pt" style:font-size-asian="12pt" style:font-size-complex="12pt"/>
    </style:style>
    <style:style style:name="P11" style:family="paragraph" style:parent-style-name="List_20_Paragraph" style:list-style-name="WWNum7"/>
    <style:style style:name="P12" style:family="paragraph" style:parent-style-name="List_20_Paragraph" style:list-style-name="WWNum7">
      <style:text-properties officeooo:paragraph-rsid="00239aaf"/>
    </style:style>
    <style:style style:name="P13" style:family="paragraph" style:parent-style-name="List_20_Paragraph" style:list-style-name="WWNum7">
      <style:text-properties officeooo:paragraph-rsid="0023eb36"/>
    </style:style>
    <style:style style:name="P14" style:family="paragraph" style:parent-style-name="List_20_Paragraph" style:list-style-name="WWNum7">
      <style:text-properties fo:font-style="italic" style:text-underline-style="solid" style:text-underline-width="auto" style:text-underline-color="font-color" officeooo:rsid="001de814" officeooo:paragraph-rsid="001de814" style:font-style-asian="italic" style:font-style-complex="italic"/>
    </style:style>
    <style:style style:name="P15" style:family="paragraph" style:parent-style-name="List_20_Paragraph" style:list-style-name="WWNum7">
      <style:text-properties fo:font-style="italic" style:text-underline-style="solid" style:text-underline-width="auto" style:text-underline-color="font-color" officeooo:rsid="001f5173" officeooo:paragraph-rsid="001f5173" style:font-style-asian="italic" style:font-style-complex="italic"/>
    </style:style>
    <style:style style:name="T1" style:family="text">
      <style:text-properties fo:font-size="12pt" style:font-size-asian="12pt" style:font-size-complex="12pt"/>
    </style:style>
    <style:style style:name="T2" style:family="text">
      <style:text-properties fo:font-size="12pt" officeooo:rsid="0016b42c" style:font-size-asian="12pt" style:font-size-complex="12pt"/>
    </style:style>
    <style:style style:name="T3" style:family="text">
      <style:text-properties fo:font-size="12pt" officeooo:rsid="0017ed99" style:font-size-asian="12pt" style:font-size-complex="12pt"/>
    </style:style>
    <style:style style:name="T4" style:family="text">
      <style:text-properties fo:font-size="12pt" officeooo:rsid="001a9c1a" style:font-size-asian="12pt" style:font-size-complex="12pt"/>
    </style:style>
    <style:style style:name="T5" style:family="text">
      <style:text-properties fo:font-size="12pt" officeooo:rsid="001b0b76" style:font-size-asian="12pt" style:font-size-complex="12pt"/>
    </style:style>
    <style:style style:name="T6" style:family="text">
      <style:text-properties fo:font-size="12pt" officeooo:rsid="00239aaf"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1c5e02" style:font-size-asian="12pt" style:font-weight-asian="normal" style:font-size-complex="12pt" style:font-weight-complex="normal"/>
    </style:style>
    <style:style style:name="T9" style:family="text">
      <style:text-properties fo:font-size="12pt" style:text-underline-style="solid" style:text-underline-width="auto" style:text-underline-color="font-color" fo:font-weight="normal" officeooo:rsid="001a9c1a" style:font-size-asian="12pt" style:font-weight-asian="normal" style:font-size-complex="12pt" style:font-weight-complex="normal"/>
    </style:style>
    <style:style style:name="T10" style:family="text">
      <style:text-properties fo:font-size="12pt" style:text-underline-style="solid" style:text-underline-width="auto" style:text-underline-color="font-color" fo:font-weight="normal" officeooo:rsid="001b0b76" style:font-size-asian="12pt" style:font-weight-asian="normal" style:font-size-complex="12pt" style:font-weight-complex="normal"/>
    </style:style>
    <style:style style:name="T11" style:family="text">
      <style:text-properties fo:font-size="12pt" style:text-underline-style="solid" style:text-underline-width="auto" style:text-underline-color="font-color" fo:font-weight="normal" officeooo:rsid="001c5e02" style:font-size-asian="12pt" style:font-weight-asian="normal" style:font-size-complex="12pt" style:font-weight-complex="normal"/>
    </style:style>
    <style:style style:name="T12" style:family="text">
      <style:text-properties fo:font-size="12pt" style:text-underline-style="solid" style:text-underline-width="auto" style:text-underline-color="font-color" officeooo:rsid="001b0b76" style:font-size-asian="12pt" style:font-size-complex="12pt"/>
    </style:style>
    <style:style style:name="T13" style:family="text">
      <style:text-properties fo:font-size="12pt" style:text-underline-style="solid" style:text-underline-width="auto" style:text-underline-color="font-color" officeooo:rsid="001a9c1a" style:font-size-asian="12pt" style:font-size-complex="12pt"/>
    </style:style>
    <style:style style:name="T14" style:family="text">
      <style:text-properties fo:font-size="12pt" style:text-underline-style="none" fo:font-weight="normal" officeooo:rsid="001a9c1a" style:font-size-asian="12pt" style:font-weight-asian="normal" style:font-size-complex="12pt" style:font-weight-complex="normal"/>
    </style:style>
    <style:style style:name="T15" style:family="text">
      <style:text-properties fo:font-size="12pt" style:text-underline-style="none" fo:font-weight="normal" officeooo:rsid="001b0b76" style:font-size-asian="12pt" style:font-weight-asian="normal" style:font-size-complex="12pt" style:font-weight-complex="normal"/>
    </style:style>
    <style:style style:name="T16" style:family="text">
      <style:text-properties fo:font-size="12pt" style:text-underline-style="none" fo:font-weight="normal" officeooo:rsid="001c5e02" style:font-size-asian="12pt" style:font-weight-asian="normal" style:font-size-complex="12pt" style:font-weight-complex="normal"/>
    </style:style>
    <style:style style:name="T17" style:family="text">
      <style:text-properties fo:font-size="12pt" style:text-underline-style="none" fo:font-weight="normal" officeooo:rsid="0023eb36" style:font-size-asian="12pt" style:font-weight-asian="normal" style:font-size-complex="12pt" style:font-weight-complex="normal"/>
    </style:style>
    <style:style style:name="T18" style:family="text">
      <style:text-properties fo:font-size="12pt" fo:font-style="italic" style:text-underline-style="solid" style:text-underline-width="auto" style:text-underline-color="font-color" officeooo:rsid="0017ed99" style:font-size-asian="12pt" style:font-style-asian="italic" style:font-size-complex="12pt" style:font-style-complex="italic"/>
    </style:style>
    <style:style style:name="T19" style:family="text">
      <style:text-properties fo:font-size="12pt" fo:font-style="italic" style:text-underline-style="solid" style:text-underline-width="auto" style:text-underline-color="font-color" officeooo:rsid="001a9c1a" style:font-size-asian="12pt" style:font-style-asian="italic" style:font-size-complex="12pt" style:font-style-complex="italic"/>
    </style:style>
    <style:style style:name="T20" style:family="text">
      <style:text-properties fo:font-size="12pt" fo:font-style="italic" style:text-underline-style="solid" style:text-underline-width="auto" style:text-underline-color="font-color" fo:font-weight="normal" officeooo:rsid="00213f9c" style:font-size-asian="12pt" style:font-style-asian="italic" style:font-weight-asian="normal" style:font-size-complex="12pt" style:font-style-complex="italic" style:font-weight-complex="normal"/>
    </style:style>
    <style:style style:name="T2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0213f9c"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213f9c" style:font-size-asian="12pt" style:font-style-asian="normal" style:font-weight-asian="normal" style:font-size-complex="12pt" style:font-style-complex="normal" style:font-weight-complex="normal"/>
    </style:style>
    <style:style style:name="T25" style:family="text">
      <style:text-properties style:text-underline-style="none"/>
    </style:style>
    <style:style style:name="T26" style:family="text">
      <style:text-properties style:text-underline-style="solid" style:text-underline-width="auto" style:text-underline-color="font-color"/>
    </style:style>
    <style:style style:name="T27" style:family="text">
      <style:text-properties fo:font-variant="normal" fo:text-transform="none" fo:color="#000000" style:text-line-through-style="none" style:text-line-through-type="none" style:font-name="Old Standard TT" fo:font-size="20pt" fo:font-style="normal" style:text-underline-style="none" fo:font-weight="normal" officeooo:rsid="00239aaf" style:text-blinking="false"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text-line-through-style="none" style:text-line-through-type="none" style:font-name="Old Standard TT" fo:font-size="20pt" fo:font-style="normal" style:text-underline-style="none" fo:font-weight="bold" officeooo:rsid="00239aaf" style:text-blinking="false"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text-line-through-style="none" style:text-line-through-type="none" style:font-name="Old Standard TT" fo:font-size="19pt" fo:font-style="normal" style:text-underline-style="none" fo:font-weight="bold" style:text-blinking="false" fo:background-color="transparent" loext:char-shading-value="0"/>
    </style:style>
    <style:style style:name="T30" style:family="text">
      <style:text-properties fo:font-variant="normal" fo:text-transform="none" fo:color="#000000" style:text-line-through-style="none" style:text-line-through-type="none" style:font-name="Old Standard TT" fo:font-size="19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text-line-through-style="none" style:text-line-through-type="none" style:font-name="Calibri1" fo:font-size="12pt" fo:font-style="normal" style:text-underline-style="none" fo:font-weight="normal" officeooo:rsid="00213f9c" style:text-blinking="false"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style:text-line-through-style="none" style:text-line-through-type="none" style:font-name="Calibri1" fo:font-size="12pt" fo:font-style="normal" style:text-underline-style="none" fo:font-weight="normal" officeooo:rsid="0022ae44" style:text-blinking="false" fo:background-color="transparent" loext:char-shading-value="0"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style:text-line-through-style="none" style:text-line-through-type="none" style:font-name="Calibri1" fo:font-size="12pt" fo:font-style="normal" style:text-underline-style="none" fo:font-weight="normal" officeooo:rsid="00239aaf" style:text-blinking="false"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37" style:family="text">
      <style:text-properties fo:font-variant="normal" fo:text-transform="none" fo:color="#000000" style:text-line-through-style="none" style:text-line-through-type="none" style:font-name="Calibri1" fo:font-size="12pt" fo:font-style="normal" style:text-underline-style="none" fo:font-weight="bold" officeooo:rsid="00213f9c" style:text-blinking="false" fo:background-color="transparent"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text-line-through-style="none" style:text-line-through-type="none" style:font-name="Calibri1" fo:font-size="12pt" fo:font-style="normal" style:text-underline-style="none" fo:font-weight="bold" officeooo:rsid="00239aaf" style:text-blinking="false"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text-line-through-style="none" style:text-line-through-type="none" style:font-name="Calibri1" fo:font-size="12pt" fo:font-style="normal" style:text-underline-style="none" fo:font-weight="bold" officeooo:rsid="00239aaf" style:text-blinking="false" fo:background-color="transparent" loext:char-shading-value="0"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text-line-through-style="none" style:text-line-through-type="none" style:font-name="Calibri1" fo:font-size="12pt" fo:font-style="normal" style:text-underline-style="none" fo:font-weight="bold"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Calibri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42" style:family="text">
      <style:text-properties fo:font-variant="normal" fo:text-transform="none" fo:color="#000000" style:text-line-through-style="none" style:text-line-through-type="none" style:font-name="Calibri1" fo:font-size="12pt" fo:font-style="normal" style:text-underline-style="solid" style:text-underline-width="auto" style:text-underline-color="font-color" fo:font-weight="normal" officeooo:rsid="00239aaf" style:text-blinking="false" fo:background-color="transparent" loext:char-shading-value="0" style:font-size-asian="12pt" style:font-style-asian="normal" style:font-weight-asian="normal" style:font-size-complex="12pt" style:font-style-complex="normal" style:font-weight-complex="normal"/>
    </style:style>
    <style:style style:name="T43" style:family="text">
      <style:text-properties fo:font-variant="normal" fo:text-transform="none" fo:color="#0000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weight-asian="normal" style:font-size-complex="12pt" style:font-weight-complex="normal"/>
    </style:style>
    <style:style style:name="T44" style:family="text">
      <style:text-properties fo:font-variant="normal" fo:text-transform="none" fo:color="#000000" style:text-line-through-style="none" style:text-line-through-type="none" style:font-name="Calibri1" fo:font-size="12pt" fo:font-style="normal" style:text-underline-style="solid" style:text-underline-width="auto" style:text-underline-color="font-color" fo:font-weight="normal" officeooo:rsid="0023eb36" style:text-blinking="false" fo:background-color="transparent" loext:char-shading-value="0" style:font-size-asian="12pt" style:font-weight-asian="normal" style:font-size-complex="12pt" style:font-weight-complex="normal"/>
    </style:style>
    <style:style style:name="T45" style:family="text">
      <style:text-properties fo:font-variant="normal" fo:text-transform="none" fo:color="#000000" style:text-line-through-style="none" style:text-line-through-type="none" style:font-name="Calibri1" fo:font-size="12pt" fo:font-style="italic" style:text-underline-style="solid" style:text-underline-width="auto" style:text-underline-color="font-color" fo:font-weight="normal" officeooo:rsid="00239aaf" style:text-blinking="false" fo:background-color="transparent" loext:char-shading-value="0" style:font-size-asian="12pt" style:font-style-asian="italic" style:font-weight-asian="normal" style:font-size-complex="12pt" style:font-style-complex="italic" style:font-weight-complex="normal"/>
    </style:style>
    <style:style style:name="T46" style:family="text">
      <style:text-properties fo:font-variant="normal" fo:text-transform="none" fo:color="#000000" style:text-line-through-style="none" style:text-line-through-type="none" style:font-name="Calibri1" fo:font-size="12pt" style:text-underline-style="none"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Calibri1" fo:font-size="12pt" style:text-underline-style="none" fo:font-weight="bold" style:text-blinking="false" fo:background-color="transparent" loext:char-shading-value="0" style:font-size-asian="12pt" style:font-weight-asian="bold" style:font-size-complex="12pt" style:font-weight-complex="bold"/>
    </style:style>
    <style:style style:name="T48"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weight-asian="normal" style:font-size-complex="12pt" style:font-weight-complex="normal"/>
    </style:style>
    <style:style style:name="T49" style:family="text">
      <style:text-properties fo:font-variant="normal" fo:text-transform="none" fo:color="#000000" style:text-line-through-style="none" style:text-line-through-type="none" style:font-name="Calibri1" fo:font-size="20pt" fo:font-style="normal" style:text-underline-style="none" fo:font-weight="normal" officeooo:rsid="00239aaf" style:text-blinking="false" fo:background-color="transparent" loext:char-shading-value="0" style:font-size-asian="12pt" style:font-style-asian="normal" style:font-weight-asian="normal"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Calibri1" fo:font-size="20pt" fo:font-style="normal" style:text-underline-style="none" fo:font-weight="bold" officeooo:rsid="00239aaf" style:text-blinking="false" fo:background-color="transparent" loext:char-shading-value="0"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text-line-through-style="none" style:text-line-through-type="none" style:font-name="Calibri1" fo:font-size="19pt" fo:font-style="normal" style:text-underline-style="none" fo:font-weight="bold" style:text-blinking="false" fo:background-color="transparent" loext:char-shading-value="0"/>
    </style:style>
    <style:style style:name="T52" style:family="text">
      <style:text-properties fo:font-variant="normal" fo:text-transform="none" fo:color="#000000" style:text-line-through-style="none" style:text-line-through-type="none" style:font-name="Calibri1" fo:font-size="19pt"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style:font-name="Calibri1"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5" style:family="text">
      <style:text-properties officeooo:rsid="0023eb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actica 1</text:p>
      <text:p text:style-name="P1"/>
      <text:list xml:id="list6644922620598264920" text:style-name="WWNum4">
        <text:list-item>
          <text:p text:style-name="P8">Python</text:p>
        </text:list-item>
      </text:list>
      <text:list xml:id="list1937117116974958373" text:style-name="WWNum7">
        <text:list-item>
          <text:p text:style-name="P11"><text:span text:style-name="T3">Es un lueguaje con una</text:span><text:span text:style-name="T1"> </text:span><text:span text:style-name="T3">s</text:span><text:span text:style-name="T2">intaxis muy limpia </text:span><text:span text:style-name="T6">y cercana al lenguaje natural</text:span><text:span text:style-name="T2"> que favorece un código legible, </text:span><text:span text:style-name="T6">por lo que es uno de los mejores lenguajes para aprender a programar</text:span><text:span text:style-name="T2">. </text:span><text:span text:style-name="T3">Es i</text:span><text:span text:style-name="T1">nterpretado o de script, </text:span><text:span text:style-name="T3">con</text:span><text:span text:style-name="T1"> </text:span><text:span text:style-name="T3">t</text:span><text:span text:style-name="T1">ipado </text:span><text:span text:style-name="T3">d</text:span><text:span text:style-name="T1">inámico, </text:span><text:span text:style-name="T3">f</text:span><text:span text:style-name="T1">uertemente </text:span><text:span text:style-name="T3">t</text:span><text:span text:style-name="T1">ipado, </text:span><text:span text:style-name="T3">m</text:span><text:span text:style-name="T1">ultiplataforma </text:span><text:span text:style-name="T3">y</text:span><text:span text:style-name="T1"> </text:span><text:span text:style-name="T3">o</text:span><text:span text:style-name="T1">rientado a </text:span><text:span text:style-name="T3">o</text:span><text:span text:style-name="T1">bjetos (</text:span><text:span text:style-name="T3">OO</text:span><text:span text:style-name="T6">)</text:span></text:p>
          <text:p text:style-name="P11"><text:span text:style-name="T18">Lenguaje </text:span><text:span text:style-name="T19">interpre</text:span><text:span text:style-name="T18">tado o de Script:</text:span><text:span text:style-name="T3"> </text:span><text:span text:style-name="T4">al contrario de los lenguajes compilados </text:span><text:span text:style-name="T5">que compilan el código a </text:span><text:span text:style-name="T12">lenguaje máquina</text:span><text:span text:style-name="T4">,</text:span><text:span text:style-name="T3"> </text:span><text:span text:style-name="T4">se ejecuta utilizando un </text:span><text:span text:style-name="T13">programa</text:span><text:span text:style-name="T4"> intermedio llamado </text:span><text:span text:style-name="T9">intérprete</text:span><text:span text:style-name="T14">. </text:span><text:span text:style-name="T15">Se podría decir que en Python el lenguaje es </text:span><text:span text:style-name="T10">semi-interpretado,</text:span><text:span text:style-name="T15"> ya que posee características </text:span><text:span text:style-name="T16">de los </text:span><text:span text:style-name="T11">compilados</text:span><text:span text:style-name="T16">.</text:span></text:p>
          <text:p text:style-name="P14"><text:span text:style-name="T8">T</text:span><text:span text:style-name="T7">ipado dinámico:</text:span><text:span text:style-name="T21"> no necesita declarar el </text:span><text:span text:style-name="T23">tipo de dato</text:span><text:span text:style-name="T21"> que va a tener una determinada </text:span><text:span text:style-name="T23">variable</text:span><text:span text:style-name="T21">, sino que su tipo se determinará en </text:span><text:span text:style-name="T23">tiempo de ejecución</text:span><text:span text:style-name="T21"> según al tipo de valor al que se asigne, que a su vez puede cambiar si se le asigna un valor de otro tipo</text:span></text:p>
          <text:p text:style-name="P15"><text:span text:style-name="T7">Fuertemente tipado:</text:span><text:span text:style-name="T21"> <text:s/></text:span><text:span text:style-name="T22">no se permite tratar a una variable como si fuera de un </text:span><text:span text:style-name="T24">tipo distinto</text:span><text:span text:style-name="T22"> al que tiene, es necesario </text:span><text:span text:style-name="T24">convertir</text:span><text:span text:style-name="T22"> de forma </text:span><text:span text:style-name="T24">explícita</text:span><text:span text:style-name="T22"> dicha variable al nuevo tipo previamente.</text:span></text:p>
          <text:p text:style-name="P12"><text:span text:style-name="T20">Multiplataforma:</text:span><text:span text:style-name="T22"> <text:s/></text:span><text:span text:style-name="T31">si no utilizamos librerías específicas de cada plataforma, nuestro programa podrá correr </text:span><text:span text:style-name="T32">en una gran multitud de </text:span><text:span text:style-name="T33">sistemas</text:span><text:span text:style-name="T32"> (</text:span><text:bookmark text:name="docs-internal-guid-b33d842f-4531-be5a-7c48-5a3165973a34"/><text:span text:style-name="T32">UNIX, Solaris, Linux, DOS, Windows, OS/2, Mac OS, etc), </text:span><text:span text:style-name="T34">ya que el </text:span><text:span text:style-name="T42">intértprete</text:span><text:span text:style-name="T34"> de Python está disponible en todas ellas.</text:span></text:p>
          <text:p text:style-name="P12"><text:span text:style-name="T45">Orientado a objetos:</text:span><text:span text:style-name="T34"> </text:span><text:bookmark text:name="docs-internal-guid-b33d844e-453e-c5d7-0c3a-c7e95d746731"/><text:span text:style-name="T34">La orientación a objetos es un </text:span><text:span text:style-name="T42">paradigma de programación</text:span><text:span text:style-name="T34"> en el que los conceptos del </text:span><text:span text:style-name="T42">mundo real</text:span><text:span text:style-name="T34"> relevantes para nuestro </text:span><text:span text:style-name="T42">problema</text:span><text:span text:style-name="T34"> se trasladan a </text:span><text:span text:style-name="T42">clases y objetos</text:span><text:span text:style-name="T34"> en nuestro </text:span><text:span text:style-name="T42">programa</text:span><text:span text:style-name="T34">. La </text:span><text:span text:style-name="T42">ejecución</text:span><text:span text:style-name="T34"> del </text:span><text:span text:style-name="T42">programa</text:span><text:span text:style-name="T34"> consiste en una serie de </text:span><text:span text:style-name="T42">interacciones</text:span><text:span text:style-name="T34"> entre los </text:span><text:span text:style-name="T42">objetos</text:span><text:span text:style-name="T34">. Python también permite la </text:span><text:span text:style-name="T42">programación imperativa</text:span><text:span text:style-name="T34">, </text:span><text:span text:style-name="T42">programación funcional</text:span><text:span text:style-name="T34"> y </text:span><text:span text:style-name="T42">programación orientada a aspectos.</text:span></text:p>
          <text:p text:style-name="P13"><text:span text:style-name="T17">A pesar de todas éstas ventajas, </text:span><text:bookmark text:name="docs-internal-guid-b33d8455-4543-4315-2151-390f8886ac48"/><text:span text:style-name="T43">Python no es adecuad</text:span><text:span text:style-name="T44">o</text:span><text:span text:style-name="T36"> para la programación de </text:span><text:span text:style-name="T43">bajo nivel</text:span><text:span text:style-name="T36"> o para aplicaciones en las que el </text:span><text:span text:style-name="T43">rendimiento sea crítico.</text:span><text:span text:style-name="T16"><text:tab/><text:tab/></text:span></text:p>
          <text:p text:style-name="P9"/>
        </text:list-item>
        <text:list-item>
          <text:p text:style-name="P10"><text:s/>Las características de Python hacen que sea fácil de aprender frente otros lenguajes de programación, además de que se puede usar para casi todo, cuando los otros programas se usan para cosas más específicas.</text:p>
        </text:list-item>
        <text:list-item>
          <text:p text:style-name="P10">En la Universidad Nacional de Córdoba se utiliza Python desde el año 2012 impulsado por el Ingeniero Carlos Barto con resultados sobresalientes.</text:p>
        </text:list-item>
        <text:list-item>
          <text:p text:style-name="P10">Python es de uso general y comparativamente más fácil de aprender.</text:p>
        </text:list-item>
        <text:list-item>
          <text:p text:style-name="P10">Raspberry PI promueve el uso de Python por su facilidad de interprete aun que soporta otros lenguajes.</text:p>
        </text:list-item>
        <text:list-item>
          <text:p text:style-name="P10">A través de pySerial podemos configurar la placa Arduino con Python.</text:p>
          <text:list>
            <text:list-item>
              <text:p text:style-name="P10">Al utilizar Python con Linux todo es más transparente y menos acotado al decidir que herramientas necesitas según lo que deseas programar.</text:p>
            </text:list-item>
          </text:list>
        </text:list-item>
      </text:list>
      <text:p text:style-name="P4"/>
      <text:p text:style-name="P4"/>
      <text:list xml:id="list31314871028963" text:continue-list="list6644922620598264920" text:style-name="WWNum4">
        <text:list-item>
          <text:p text:style-name="P8">Sintaxis Basica de Python<text:bookmark text:name="_GoBack"/></text:p>
        </text:list-item>
      </text:list>
      <text:p text:style-name="P5"/>
      <text:p text:style-name="P5"/>
      <text:p text:style-name="P5"/>
      <text:p text:style-name="P5"><text:soft-page-break/></text:p>
      <text:p text:style-name="P6">Traceback (most recent call last):</text:p>
      <text:p text:style-name="P6"><text:s text:c="2"/>File "&lt;stdin&gt;", line 1, in &lt;module&gt;</text:p>
      <text:p text:style-name="P6">TypeError: 'tuple' object does not support item assignment</text:p>
      <text:p text:style-name="P3"/>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ld Standard TT" svg:font-family="'Old Standard TT'"/>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loext:contextual-spacing="false" fo:line-height="107%" fo:hyphenation-ladder-count="no-limit" style:text-autospace="ideograph-alpha" style:punctuation-wrap="hanging" style:line-break="strict" style:tab-stop-distance="0.4917in" style:writing-mode="lr-tb"/>
      <style:text-properties style:use-window-font-color="true" style:font-name="Calibri" fo:font-size="11pt" fo:language="es" fo:country="A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weight="normal" style:font-weight-asian="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zz ruiz</meta:initial-creator>
    <meta:editing-cycles>10</meta:editing-cycles>
    <meta:creation-date>2017-03-31T12:09:00</meta:creation-date>
    <dc:date>2017-04-07T03:13:14.457325370</dc:date>
    <meta:editing-duration>PT5H41M40S</meta:editing-duration>
    <meta:generator>LibreOffice/5.1.2.2$Linux_X86_64 LibreOffice_project/10m0$Build-2</meta:generator>
    <meta:document-statistic meta:table-count="0" meta:image-count="0" meta:object-count="0" meta:page-count="2" meta:paragraph-count="19" meta:word-count="447" meta:character-count="2748" meta:non-whitespace-character-count="23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